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automatic-styles>
    <style:style style:name="P1" style:family="paragraph" style:parent-style-name="Standard">
      <style:text-properties fo:font-size="24pt" style:font-size-asian="24pt" style:font-size-complex="24pt"/>
    </style:style>
    <style:style style:name="P2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3" style:family="paragraph" style:parent-style-name="Standard">
      <style:paragraph-properties fo:text-align="center" style:justify-single-word="false"/>
      <style:text-properties fo:font-size="24pt" fo:font-weight="bold" style:font-size-asian="24pt" style:font-weight-asian="bold" style:font-size-complex="24pt" style:font-weight-complex="bold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2pt" style:text-underline-style="solid" style:text-underline-width="auto" style:text-underline-color="font-color" fo:font-weight="bold" style:text-underline-mode="continuous" style:text-overline-mode="continuous" style:text-line-through-mode="continuous" style:font-size-asian="22pt" style:font-weight-asian="bold" style:font-size-complex="22pt"/>
    </style:style>
    <style:style style:name="P6" style:family="paragraph" style:parent-style-name="Standard">
      <style:text-properties fo:font-size="16pt" fo:font-weight="bold" style:font-size-asian="16pt" style:font-weight-asian="bold" style:font-size-complex="16pt"/>
    </style:style>
    <style:style style:name="P7" style:family="paragraph" style:parent-style-name="Standard">
      <style:paragraph-properties fo:text-align="center" style:justify-single-word="false"/>
      <style:text-properties fo:font-size="16pt" fo:font-weight="bold" style:font-size-asian="16pt" style:font-weight-asian="bold" style:font-size-complex="16pt"/>
    </style:style>
    <style:style style:name="P8" style:family="paragraph" style:parent-style-name="Standard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P9" style:family="paragraph" style:parent-style-name="Standard">
      <style:text-properties fo:font-size="16pt" style:font-size-asian="16pt" style:font-size-complex="16pt"/>
    </style:style>
    <style:style style:name="P10" style:family="paragraph" style:parent-style-name="Standard">
      <style:text-properties fo:font-size="14pt" fo:font-weight="bold" style:font-size-asian="14pt" style:font-weight-asian="bold" style:font-size-complex="14pt"/>
    </style:style>
    <style:style style:name="P11" style:family="paragraph" style:parent-style-name="Standard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P12" style:family="paragraph" style:parent-style-name="Standard">
      <style:text-properties fo:font-size="10pt" style:font-size-asian="10pt" style:font-size-complex="10pt"/>
    </style:style>
    <style:style style:name="P13" style:family="paragraph" style:parent-style-name="Standard">
      <style:paragraph-properties fo:margin-left="4.995cm" fo:margin-right="0cm" fo:text-indent="1.249cm" style:auto-text-indent="false">
        <style:tab-stops/>
      </style:paragraph-properties>
      <style:text-properties fo:font-size="16pt" fo:font-weight="bold" style:font-size-asian="16pt" style:font-weight-asian="bold" style:font-size-complex="16pt"/>
    </style:style>
    <style:style style:name="P14" style:family="paragraph" style:parent-style-name="Standard">
      <style:paragraph-properties fo:margin-left="1.249cm" fo:margin-right="0cm" fo:text-indent="0cm" style:auto-text-indent="false">
        <style:tab-stops/>
      </style:paragraph-properties>
    </style:style>
    <style:style style:name="P15" style:family="paragraph" style:parent-style-name="Standard">
      <style:paragraph-properties fo:margin-left="1.249cm" fo:margin-right="0cm" fo:text-indent="0cm" style:auto-text-indent="false">
        <style:tab-stops/>
      </style:paragraph-properties>
      <style:text-properties fo:font-size="14pt" fo:font-weight="bold" style:font-size-asian="14pt" style:font-weight-asian="bold" style:font-size-complex="14pt"/>
    </style:style>
    <style:style style:name="P16" style:family="paragraph" style:parent-style-name="Standard" style:master-page-name="MP0">
      <style:paragraph-properties style:page-number="auto" fo:break-before="page"/>
    </style:style>
    <style:style style:name="T1" style:family="text">
      <style:text-properties fo:font-size="9pt" style:font-size-asian="9pt" style:font-size-complex="9pt"/>
    </style:style>
    <style:style style:name="T2" style:family="text">
      <style:text-properties fo:font-size="24pt" fo:font-weight="bold" style:font-size-asian="24pt" style:font-weight-asian="bold" style:font-size-complex="24pt" style:font-weight-complex="bold"/>
    </style:style>
    <style:style style:name="T3" style:family="text">
      <style:text-properties fo:font-size="24pt" style:text-underline-style="solid" style:text-underline-width="auto" style:text-underline-color="font-color" fo:font-weight="bold" style:text-underline-mode="continuous" style:text-overline-mode="continuous" style:text-line-through-mode="continuous" style:font-size-asian="24pt" style:font-weight-asian="bold" style:font-size-complex="24pt"/>
    </style:style>
    <style:style style:name="T4" style:family="text">
      <style:text-properties fo:font-size="18pt" fo:font-weight="bold" style:font-size-asian="18pt" style:font-weight-asian="bold" style:font-size-complex="18pt"/>
    </style:style>
    <style:style style:name="T5" style:family="text">
      <style:text-properties fo:font-size="16pt" fo:font-weight="bold" style:font-size-asian="16pt" style:font-weight-asian="bold" style:font-size-complex="16pt"/>
    </style:style>
    <style:style style:name="T6" style:family="text">
      <style:text-properties fo:font-size="16pt" style:font-size-asian="16pt" style:font-size-complex="16pt"/>
    </style:style>
    <style:style style:name="T7" style:family="text">
      <style:text-properties fo:font-size="16pt" style:text-underline-style="solid" style:text-underline-width="auto" style:text-underline-color="font-color" style:text-underline-mode="continuous" style:text-overline-mode="continuous" style:text-line-through-mode="continuous" style:font-size-asian="16pt" style:font-size-complex="16pt"/>
    </style:style>
    <style:style style:name="T8" style:family="text">
      <style:text-properties fo:font-size="14pt" fo:font-weight="bold" style:font-size-asian="14pt" style:font-weight-asian="bold" style:font-size-complex="14pt"/>
    </style:style>
    <style:style style:name="T9" style:family="text">
      <style:text-properties fo:font-size="14pt" style:font-size-asian="14pt" style:font-size-complex="14pt"/>
    </style:style>
    <style:style style:name="T10" style:family="text">
      <style:text-properties fo:font-size="20pt" fo:font-weight="bold" style:font-size-asian="20pt" style:font-weight-asian="bold" style:font-size-complex="20pt"/>
    </style:style>
    <style:style style:name="T11" style:family="text">
      <style:text-properties fo:font-size="8pt" style:font-size-asian="8pt" style:font-size-complex="8pt"/>
    </style:style>
    <style:style style:name="T12" style:family="text">
      <style:text-properties fo:font-size="8pt" style:text-underline-style="solid" style:text-underline-width="auto" style:text-underline-color="font-color" style:text-underline-mode="continuous" style:text-overline-mode="continuous" style:text-line-through-mode="continuous" style:font-size-asian="8pt" style:font-size-complex="8pt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officeooo:rsid="0010395b"/>
    </style:style>
    <style:style style:name="T15" style:family="text">
      <style:text-properties officeooo:rsid="0011d29f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Standardní_20_písmo_20_odstavce"><text:span text:style-name="T1"><text:tab/></text:span></text:span><text:span text:style-name="Standardní_20_písmo_20_odstavce"><text:span text:style-name="T2">SVAZ MODELÁŘŮ ČESKÉ REPUBLIKY</text:span></text:span></text:p>
      <text:p text:style-name="P1"/>
      <text:p text:style-name="P3">Raketomodelářský klub Letovice p.s. - r.č.124</text:p>
      <text:p text:style-name="P2"/>
      <text:p text:style-name="P4"><text:span text:style-name="Standardní_20_písmo_20_odstavce"><text:span text:style-name="T3">Výsledková listina</text:span></text:span></text:p>
      <text:p text:style-name="P5"/>
      <text:p text:style-name="P7">Veřejná soutěž <text:tab/>S6A, S7 – dlouhý streamer</text:p>
      <text:p text:style-name="P7"/>
      <text:p text:style-name="P4"><text:span text:style-name="Standardní_20_písmo_20_odstavce"><text:span text:style-name="T4">„Memoriál Rudolfa Dvořáka“</text:span></text:span></text:p>
      <text:p text:style-name="P6"/>
      <text:p text:style-name="Standard"><text:span text:style-name="Standardní_20_písmo_20_odstavce"><text:span text:style-name="T5"><text:tab/><text:tab/><text:tab/><text:tab/>Letovice 18.9. 2021</text:span></text:span></text:p>
      <text:p text:style-name="P10"/>
      <text:p text:style-name="Standard"><text:span text:style-name="Standardní_20_písmo_20_odstavce"><text:span text:style-name="T8"><text:tab/>Číslo soutěže:<text:tab/><text:tab/> Ra 12</text:span></text:span></text:p>
      <text:p text:style-name="P10"/>
      <text:p text:style-name="Standard"><text:span text:style-name="Standardní_20_písmo_20_odstavce"><text:span text:style-name="T8"><text:tab/>Termín konání:<text:tab/><text:tab/>18.9. 2021</text:span></text:span></text:p>
      <text:p text:style-name="P10"/>
      <text:p text:style-name="P10"><text:tab/>Místo:<text:tab/><text:tab/><text:tab/>Letovice letiště LKL Písečná</text:p>
      <text:p text:style-name="P10"/>
      <text:p text:style-name="P10"><text:tab/>Pořadatel:<text:tab/><text:tab/><text:tab/>RMK Letostroj Letovice p.s.</text:p>
      <text:p text:style-name="P10"><text:tab/><text:tab/><text:tab/><text:tab/><text:tab/>Ředitel soutěže: Jaroslav Cihla</text:p>
      <text:p text:style-name="P10"/>
      <text:p text:style-name="P10"><text:tab/>Sportovní komisař:<text:tab/>Bohuslav Kuda</text:p>
      <text:p text:style-name="Standard"><text:span text:style-name="Standardní_20_písmo_20_odstavce"><text:span text:style-name="T8"><text:tab/>Přejímka:<text:tab/><text:tab/><text:tab/>Pavel Horáček<text:tab/></text:span></text:span></text:p>
      <text:p text:style-name="Standard"><text:span text:style-name="Standardní_20_písmo_20_odstavce"><text:span text:style-name="T5"><text:tab/>Bodování</text:span></text:span><text:span text:style-name="Standardní_20_písmo_20_odstavce"><text:span text:style-name="T8">: <text:s text:c="15"/><text:tab/>Martin Krušina, Lubomír Martínek</text:span></text:span></text:p>
      <text:p text:style-name="P10"><text:tab/>Časoměřiči: ved. <text:tab/><text:tab/>Radek Prudil</text:p>
      <text:p text:style-name="Standard"><text:span text:style-name="Standardní_20_písmo_20_odstavce"><text:span text:style-name="T8"><text:tab/><text:tab/><text:tab/><text:tab/><text:tab/>Jaroslava Marečková, Radek Novotný,<text:tab/><text:tab/><text:tab/><text:tab/><text:tab/><text:tab/><text:tab/>Jana Bartošová</text:span></text:span></text:p>
      <text:p text:style-name="P13"/>
      <text:p text:style-name="P10"><text:tab/>Pořadatelská služba: <text:s text:c="3"/>Jiří Kašpar, Andrea Krušinová</text:p>
      <text:p text:style-name="P10"/>
      <text:p text:style-name="Standard"><text:span text:style-name="Standardní_20_písmo_20_odstavce"><text:span text:style-name="T8"><text:tab/>Zapisovatel:<text:tab/><text:tab/>Milan Sopoušek</text:span></text:span></text:p>
      <text:p text:style-name="P10"/>
      <text:p text:style-name="P10"><text:tab/><text:tab/><text:tab/><text:tab/><text:tab/><text:tab/><text:tab/></text:p>
      <text:p text:style-name="P14"><text:span text:style-name="Standardní_20_písmo_20_odstavce"><text:span text:style-name="T8">Meteorologická situace: zataženo, vítr 1-5 m/sec, 10 - 15 °C</text:span></text:span></text:p>
      <text:p text:style-name="P15"/>
      <text:p text:style-name="P15"/>
      <text:p text:style-name="P15"/>
      <text:p text:style-name="P15"/>
      <text:p text:style-name="P15"/>
      <text:p text:style-name="P15"><text:soft-page-break/></text:p>
      <text:p text:style-name="P15"/>
      <text:p text:style-name="P15"/>
      <text:p text:style-name="Standard"><text:span text:style-name="Standardní_20_písmo_20_odstavce"><text:span text:style-name="T5"><text:s text:c="7"/><text:tab/><text:tab/><text:tab/><text:tab/> <text:s text:c="9"/></text:span></text:span><text:span text:style-name="Standardní_20_písmo_20_odstavce"><text:span text:style-name="T10">Výsledky</text:span></text:span></text:p>
      <text:p text:style-name="Standard"><text:span text:style-name="Standardní_20_písmo_20_odstavce"><text:span text:style-name="T5"><text:tab/><text:tab/><text:tab/><text:tab/><text:tab/> <text:s text:c="2"/>Ra – 12</text:span></text:span></text:p>
      <text:p text:style-name="P6"/>
      <text:p text:style-name="P6"/>
      <text:p text:style-name="Standard"><text:span text:style-name="Standardní_20_písmo_20_odstavce"><text:span text:style-name="T5"><text:tab/><text:tab/></text:span></text:span><text:span text:style-name="Standardní_20_písmo_20_odstavce"><text:span text:style-name="T6"><text:tab/><text:tab/></text:span></text:span><text:span text:style-name="Standardní_20_písmo_20_odstavce"><text:span text:style-name="T5">Letovice Písečná 18.9. 2021</text:span></text:span></text:p>
      <text:p text:style-name="P15"/>
      <text:p text:style-name="P15"/>
      <text:p text:style-name="P15"/>
      <text:p text:style-name="Standard"><text:span text:style-name="Standardní_20_písmo_20_odstavce"><text:span text:style-name="T6"><text:tab/></text:span></text:span><text:span text:style-name="Standardní_20_písmo_20_odstavce"><text:span text:style-name="T7">Kategorie S6A-dlouhý streamer</text:span></text:span></text:p>
      <text:p text:style-name="P8"/>
      <text:p text:style-name="Standard"><text:span text:style-name="Standardní_20_písmo_20_odstavce"><text:span text:style-name="T11"><text:tab/></text:span></text:span><text:span text:style-name="Standardní_20_písmo_20_odstavce"><text:span text:style-name="T12">Poř.<text:tab/>Jméno<text:tab/><text:tab/>Místo<text:tab/><text:tab/>1.kolo<text:tab/>2.kolo<text:tab/>3. kolo<text:tab/>Celkem (1)</text:span></text:span></text:p>
      <text:p text:style-name="P11"/>
      <text:p text:style-name="Standard"><text:span text:style-name="Standardní_20_písmo_20_odstavce"><text:span text:style-name="T11"><text:tab/></text:span></text:span><text:span text:style-name="Standardní_20_písmo_20_odstavce"><text:span text:style-name="T13">1.<text:tab/>Marek Roman<text:tab/>Letovice <text:tab/>59<text:tab/>51<text:tab/>56<text:tab/>166</text:span></text:span></text:p>
      <text:p text:style-name="P12"><text:tab/>2.<text:tab/>Kučka Milan<text:tab/>Letovice<text:tab/><text:tab/>55<text:tab/>55<text:tab/>54<text:tab/>164</text:p>
      <text:p text:style-name="P12"><text:tab/>3.<text:tab/>Cihla Jaroslav<text:tab/>Letovice<text:tab/><text:tab/>54<text:tab/>59<text:tab/>50<text:tab/>163</text:p>
      <text:p text:style-name="P12"><text:tab/>4.<text:tab/>Pukl Jan<text:tab/><text:tab/>Vyškov<text:tab/><text:tab/>48<text:tab/>59<text:tab/>48<text:tab/>155</text:p>
      <text:p text:style-name="P12"><text:tab/>5.<text:tab/>Konkol Jiří<text:tab/>Letovice<text:tab/><text:tab/>55<text:tab/>50<text:tab/>44<text:tab/>149</text:p>
      <text:p text:style-name="P12"><text:tab/>6.<text:tab/>Pazour Petr<text:tab/>Letovice<text:tab/><text:tab/>51<text:tab/>57<text:tab/>30<text:tab/>138</text:p>
      <text:p text:style-name="P12"><text:tab/>7.<text:tab/>Ferbas Josef<text:tab/>Hradec Král.<text:tab/>44<text:tab/>38<text:tab/>44<text:tab/>126</text:p>
      <text:p text:style-name="P12"><text:tab/>8.<text:tab/>Knapp Miroslav<text:tab/>Vyškov<text:tab/><text:tab/>38<text:tab/>36<text:tab/>21<text:tab/>95<text:tab/></text:p>
      <text:p text:style-name="P12"><text:tab/>9.<text:tab/>Krušina Adam<text:tab/>Letovice<text:tab/><text:tab/>0<text:tab/> 37<text:tab/>27 <text:s/><text:tab/>64</text:p>
      <text:p text:style-name="P12"><text:tab/></text:p>
      <text:p text:style-name="P12"><text:tab/>(1 Poznámka: body po přepočtu)</text:p>
      <text:p text:style-name="P12"/>
      <text:p text:style-name="P12"/>
      <text:p text:style-name="P9"><text:s/><text:tab/>Kategorie S7 makety</text:p>
      <text:p text:style-name="P9"/>
      <text:p text:style-name="Standard"><text:span text:style-name="Standardní_20_písmo_20_odstavce"><text:span text:style-name="T6"><text:tab/></text:span></text:span><text:span text:style-name="Standardní_20_písmo_20_odstavce"><text:span text:style-name="T12">Poř.<text:tab/>Jméno<text:tab/><text:tab/>Místo<text:tab/><text:tab/>maketa<text:tab/><text:tab/>Statika<text:tab/>1.kolo body <text:s text:c="8"/>2. <text:tab/><text:tab/>Celkem</text:span></text:span></text:p>
      <text:p text:style-name="P11"/>
      <text:p text:style-name="Standard"><text:span text:style-name="Standardní_20_písmo_20_odstavce"><text:span text:style-name="T11"><text:tab/></text:span></text:span><text:span text:style-name="Standardní_20_písmo_20_odstavce"><text:span text:style-name="T13">1.<text:tab/>Pukl Jan<text:tab/><text:tab/>Vyškov <text:tab/><text:tab/>SATURN 1 B<text:tab/>158<text:tab/>44<text:tab/><text:tab/><text:tab/>202</text:span></text:span></text:p>
      <text:p text:style-name="P12"><text:tab/>2. <text:tab/>Pazour Petr<text:tab/>Letovice<text:tab/><text:tab/>SS520-01<text:tab/>156<text:tab/>45<text:tab/><text:tab/><text:tab/>201</text:p>
      <text:p text:style-name="Standard"><text:span text:style-name="Standardní_20_písmo_20_odstavce"><text:span text:style-name="T11"><text:tab/>3.<text:tab/></text:span></text:span><text:span text:style-name="Standardní_20_písmo_20_odstavce"><text:span text:style-name="T13">Knapp Miroslav<text:tab/>Vyškov<text:tab/><text:tab/>Redstone Merc.<text:tab/>154<text:tab/>46<text:tab/><text:tab/><text:tab/>200</text:span></text:span></text:p>
      <text:p text:style-name="P12"><text:tab/>4.<text:tab/>Ferbas Josef <text:s text:c="7"/>Hradec Kr. <text:s text:c="2"/><text:tab/>Sonda S7<text:tab/>140<text:tab/>47<text:tab/><text:tab/><text:tab/>187</text:p>
      <text:p text:style-name="P12"><text:tab/>5.<text:tab/>Marčák Pavel <text:tab/>Letovice<text:tab/><text:tab/>MGM 29A Serg.<text:tab/>106<text:tab/>35<text:tab/><text:tab/><text:tab/>141</text:p>
      <text:p text:style-name="P12"><text:tab/>6. <text:tab/>Křížek Michal<text:tab/>Praha<text:tab/><text:tab/>Delta IV Heavy<text:tab/>84<text:tab/>25<text:tab/><text:tab/><text:tab/>109</text:p>
      <text:p text:style-name="P12"><text:tab/>7.-<text:span text:style-name="T14">9.</text:span><text:tab/>Kučka Milan<text:tab/>Letovice<text:tab/><text:tab/>Ariane L01<text:tab/>184<text:tab/>0<text:tab/><text:tab/><text:tab/>0</text:p>
      <text:p text:style-name="P12"><text:tab/><text:span text:style-name="T14">7.-9.<text:tab/>Konkol Jiří<text:tab/>Letovice<text:tab/><text:tab/>Sonda 3-5<text:tab/>160<text:tab/>0<text:tab/><text:tab/><text:tab/>0</text:span></text:p>
      <text:p text:style-name="P12"><text:tab/><text:span text:style-name="T14">7</text:span>.-<text:span text:style-name="T14">9.</text:span><text:tab/>Marek Roman<text:tab/>Letovice<text:tab/><text:tab/>Proton <text:span text:style-name="T15">K</text:span><text:tab/>139<text:tab/>0<text:tab/><text:tab/><text:tab/>0</text:p>
      <text:p text:style-name="P12"/>
      <text:p text:style-name="P12"/>
      <text:p text:style-name="P12"/>
      <text:p text:style-name="P12"/>
      <text:p text:style-name="P12"/>
      <text:p text:style-name="Standard"><text:span text:style-name="Standardní_20_písmo_20_odstavce"><text:span text:style-name="T9"><text:tab/>18.9. 2021<text:tab/><text:tab/><text:tab/><text:tab/><text:tab/>Za správnost Kuda Bohuslav v.r.</text:span>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cs" fo:country="CZ" fo:font-style="normal" style:text-underline-style="none" fo:font-weight="normal" style:letter-kerning="true" fo:background-color="transparent" style:font-name-asian="NSimSun" style:font-size-asian="12pt" style:language-asian="zh" style:country-asian="CN" style:font-style-asian="normal" style:font-weight-asian="normal" style:font-name-complex="Ari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ální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Titulek" style:family="paragraph" style:parent-style-name="Standard">
      <style:paragraph-properties fo:margin-top="0.212cm" fo:margin-bottom="0.212cm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Standardní_20_písmo_20_odstavce" style:display-name="Standardní písmo odstavce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MP0" style:page-layout-name="Mpm2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1.0.3$Windows_X86_64 LibreOffice_project/f6099ecf3d29644b5008cc8f48f42f4a40986e4c</meta:generator>
    <meta:initial-creator>Konkol, Jiri</meta:initial-creator>
    <meta:creation-date>2021-09-22T11:03:00Z</meta:creation-date>
    <dc:date>2021-09-22T13:30:41.883000000</dc:date>
    <meta:editing-cycles>6</meta:editing-cycles>
    <meta:editing-duration>PT15M11S</meta:editing-duration>
    <meta:document-statistic meta:table-count="0" meta:image-count="0" meta:object-count="0" meta:page-count="2" meta:paragraph-count="48" meta:word-count="287" meta:character-count="1839" meta:non-whitespace-character-count="1393"/>
    <meta:template xlink:type="simple" xlink:actuate="onRequest" xlink:title="" xlink:href="Normal"/>
  </office:meta>
</office:document-meta>
</file>